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3000000938987C1B08B95583B.png" manifest:media-type="image/png"/>
  <manifest:file-entry manifest:full-path="Pictures/10000201000000C8000000C8E0EB1B6BAB40AA98.png" manifest:media-type="image/png"/>
  <manifest:file-entry manifest:full-path="Pictures/100000000000002000000020B2FF2A327EABC87D.png" manifest:media-type="image/png"/>
  <manifest:file-entry manifest:full-path="Pictures/100002010000009300000093A3B23DAC982F9064.png" manifest:media-type="image/png"/>
  <manifest:file-entry manifest:full-path="Pictures/1000079000000B2200000B2201DED56A1B0DAE6D.svg" manifest:media-type="image/svg+xml"/>
  <manifest:file-entry manifest:full-path="Pictures/10000201000001AD00000200E7400A9C58EC1BB9.png" manifest:media-type="image/png"/>
  <manifest:file-entry manifest:full-path="Pictures/100006E000000B2200000B224A7D100C7459126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dddddd" draw:textarea-horizontal-align="justify" draw:textarea-vertical-align="middle" draw:auto-grow-height="false" fo:min-height="9.66cm" fo:min-width="16.268cm"/>
    </style:style>
    <style:style style:name="gr2" style:family="graphic" style:parent-style-name="standard">
      <style:graphic-properties svg:stroke-color="#eeeeee" draw:fill-color="#dddddd" draw:textarea-horizontal-align="justify" draw:textarea-vertical-align="middle" draw:auto-grow-height="false" fo:min-height="4.335cm" fo:min-width="5.60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8bc4fa" draw:fill-color="#81c5ef" draw:textarea-horizontal-align="justify" draw:textarea-vertical-align="middle" draw:auto-grow-height="false" fo:min-height="2.724cm" fo:min-width="15.594cm"/>
    </style:style>
    <style:style style:name="gr5" style:family="graphic" style:parent-style-name="standard">
      <style:graphic-properties svg:stroke-color="#eeeeee" draw:fill-color="#81c5ef" draw:textarea-horizontal-align="justify" draw:textarea-vertical-align="middle" draw:auto-grow-height="false" fo:min-height="4.706cm" fo:min-width="15.544cm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66cc" draw:fill-color="#0000cc" draw:textarea-horizontal-align="justify" draw:textarea-vertical-align="middle" draw:auto-grow-height="false" fo:min-height="1.676cm" fo:min-width="7.776cm"/>
    </style:style>
    <style:style style:name="gr8" style:family="graphic" style:parent-style-name="standard">
      <style:graphic-properties svg:stroke-color="#0000ff" draw:fill-color="#0000cc" draw:textarea-horizontal-align="justify" draw:textarea-vertical-align="middle" draw:auto-grow-height="false" fo:min-height="3.664cm" fo:min-width="11.796cm"/>
    </style:style>
    <style:style style:name="gr9" style:family="graphic" style:parent-style-name="standard">
      <style:graphic-properties svg:stroke-color="#eeeeee" draw:fill-color="#dddddd" draw:textarea-horizontal-align="justify" draw:textarea-vertical-align="middle" draw:auto-grow-height="false" fo:min-height="2.229cm" fo:min-width="1.979cm"/>
    </style:style>
    <style:style style:name="gr10" style:family="graphic" style:parent-style-name="standard">
      <style:graphic-properties svg:stroke-color="#ff3333" draw:fill-color="#ff3333" draw:textarea-horizontal-align="justify" draw:textarea-vertical-align="middle" draw:auto-grow-height="false" fo:min-height="0.004cm" fo:min-width="0.2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ff3333" draw:marker-start="Arrow" draw:marker-start-width="0.3cm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loext:graphic-properties draw:fill-color="#81c5ef"/>
      <style:paragraph-properties fo:text-align="justify"/>
    </style:style>
    <style:style style:name="P6" style:family="paragraph">
      <loext:graphic-properties draw:fill-color="#81c5ef"/>
      <style:paragraph-properties fo:text-align="en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cc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10.16cm" svg:x="2.54cm" svg:y="9.652cm">
          <text:p/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6.605cm" svg:height="5.081cm" svg:x="9.652cm" svg:y="3.301cm">
          <text:p text:style-name="P2">SafeCollection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536cm" svg:height="4.081cm" svg:x="9.684cm" svg:y="4.01cm">
          <draw:image xlink:href="Pictures/100006E000000B2200000B224A7D100C74591262.svg" xlink:type="simple" xlink:show="embed" xlink:actuate="onLoad">
            <text:p text:style-name="P2"/>
            <text:p text:style-name="P2"/>
            <text:p text:style-name="P2"/>
            <text:p text:style-name="P2"/>
            <text:p text:style-name="P2">Data Store</text:p>
          </draw:image>
          <draw:image xlink:href="Pictures/100002010000009300000093A3B23DAC982F9064.png" xlink:type="simple" xlink:show="embed" xlink:actuate="onLoad"/>
        </draw:frame>
        <draw:frame draw:name="InternetOfThings_AWSIoT_policy.svg" draw:style-name="gr3" draw:text-style-name="P2" draw:layer="layout" svg:width="2.642cm" svg:height="3.049cm" svg:x="13.209cm" svg:y="4.571cm">
          <draw:image xlink:href="Pictures/1000079000000B2200000B2201DED56A1B0DAE6D.svg" xlink:type="simple" xlink:show="embed" xlink:actuate="onLoad">
            <text:p text:style-name="P2"/>
            <text:p text:style-name="P2"/>
            <text:p text:style-name="P2"/>
            <text:p text:style-name="P2"/>
            <text:p text:style-name="P2">Policies</text:p>
          </draw:image>
          <draw:image xlink:href="Pictures/1000020100000093000000938987C1B08B95583B.png" xlink:type="simple" xlink:show="embed" xlink:actuate="onLoad"/>
          <svg:title>InternetOfThings</svg:title>
        </draw:frame>
        <draw:custom-shape draw:style-name="gr4" draw:text-style-name="P5" draw:layer="layout" svg:width="16.168cm" svg:height="3.048cm" svg:x="2.965cm" svg:y="10.668cm">
          <text:p text:style-name="P3">Public Subnet</text:p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6.168cm" svg:height="5.08cm" svg:x="2.965cm" svg:y="14.224cm">
          <text:p text:style-name="P3">Private Subnet</text:p>
          <text:p text:style-name="P3"/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1" draw:id="id1" draw:layer="layout" svg:width="2.54cm" svg:height="2.54cm" svg:x="2.794cm" svg:y="4.064cm">
          <draw:image xlink:href="Pictures/10000201000000C8000000C8E0EB1B6BAB40AA98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>Analyst</text:p>
          </draw:image>
        </draw:frame>
        <draw:frame draw:style-name="gr3" draw:text-style-name="P2" draw:layer="layout" svg:width="2.385cm" svg:height="2.847cm" svg:x="19.812cm" svg:y="3.81cm">
          <draw:image xlink:href="Pictures/10000201000001AD00000200E7400A9C58EC1BB9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>Steward</text:p>
          </draw:image>
        </draw:frame>
        <draw:line draw:style-name="gr6" draw:text-style-name="P7" draw:layer="layout" svg:x1="5.08cm" svg:y1="5.588cm" svg:x2="10.668cm" svg:y2="5.588cm">
          <text:p text:style-name="P2">Access</text:p>
          <text:p text:style-name="P2">Request(1)</text:p>
        </draw:line>
        <draw:connector draw:style-name="gr6" draw:text-style-name="P7" draw:layer="layout" svg:x1="4.064cm" svg:y1="6.604cm" svg:x2="7.747cm" svg:y2="11.176cm" draw:start-shape="id1" draw:start-glue-point="2" draw:end-shape="id2" svg:d="M4064 6604v2702h3683v1870" svg:viewBox="0 0 3684 4573">
          <text:p text:style-name="P2"/>
          <text:p text:style-name="P2">Submit</text:p>
          <text:p text:style-name="P2">Job(3)</text:p>
        </draw:connector>
        <draw:custom-shape draw:style-name="gr7" draw:text-style-name="P8" xml:id="id2" draw:id="id2" draw:layer="layout" svg:width="8.382cm" svg:height="2.032cm" svg:x="3.556cm" svg:y="11.176cm">
          <text:p text:style-name="P2">WebServer | REST services</text:p>
          <draw:enhanced-geometry svg:viewBox="0 0 21600 21600" draw:path-stretchpoint-x="10800" draw:path-stretchpoint-y="10800" draw:text-areas="?f3 ?f4 ?f5 ?f6" draw:type="round-rectangle" draw:modifiers="1944.318740777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2.446cm" svg:height="4.064cm" svg:x="3.556cm" svg:y="14.986cm">
          <text:p text:style-name="P2"/>
          <text:p text:style-name="P2"/>
          <text:p text:style-name="P2"/>
          <text:p text:style-name="P2"/>
          <text:p text:style-name="P2"/>
          <text:p text:style-name="P3">Work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4"/>
          <draw:enhanced-geometry svg:viewBox="0 0 21600 21600" draw:path-stretchpoint-x="10800" draw:path-stretchpoint-y="10800" draw:text-areas="?f3 ?f4 ?f5 ?f6" draw:type="round-rectangle" draw:modifiers="1368.8643967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541cm" svg:height="2.541cm" svg:x="3.809cm" svg:y="16.046cm">
          <text:p text:style-name="P2">Assume</text:p>
          <text:p text:style-name="P2">Analyst</text:p>
          <text:p text:style-name="P2">Role </text:p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2.541cm" svg:height="2.541cm" svg:x="6.857cm" svg:y="16.047cm">
          <text:p text:style-name="P2">Fetch</text:p>
          <text:p text:style-name="P2">Data</text:p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877cm" svg:height="0.508cm" svg:x="6.235cm" svg:y="17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7" draw:layer="layout" svg:x1="5.334cm" svg:y1="13.208cm" svg:x2="5.334cm" svg:y2="16.046cm">
          <text:p text:style-name="P2"/>
        </draw:line>
        <draw:frame draw:style-name="gr11" draw:text-style-name="P10" draw:layer="layout" svg:width="5.08cm" svg:height="1.673cm" svg:x="3.302cm" svg:y="13.481cm">
          <draw:text-box>
            <text:p>Job submit(4)</text:p>
          </draw:text-box>
        </draw:frame>
        <draw:custom-shape draw:style-name="gr9" draw:text-style-name="P1" draw:layer="layout" svg:width="2.541cm" svg:height="2.541cm" svg:x="9.905cm" svg:y="16.002cm">
          <text:p text:style-name="P2">Compute</text:p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541cm" svg:height="2.541cm" svg:x="13.088cm" svg:y="16.002cm">
          <text:p text:style-name="P2">Store</text:p>
          <text:p text:style-name="P2">Results</text:p>
          <draw:enhanced-geometry svg:viewBox="0 0 21600 21600" draw:path-stretchpoint-x="10800" draw:path-stretchpoint-y="10800" draw:text-areas="?f3 ?f4 ?f5 ?f6" draw:type="round-rectangle" draw:modifiers="914.0732640787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877cm" svg:height="0.508cm" svg:x="9.144cm" svg:y="17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0.877cm" svg:height="0.508cm" svg:x="12.331cm" svg:y="17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7" draw:layer="layout" svg:x1="8.127cm" svg:y1="16.047cm" svg:x2="12.954cm" svg:y2="8.382cm" draw:start-shape="id3" draw:start-glue-point="0" draw:end-shape="id4" draw:end-glue-point="2" svg:d="M8127 16047v-3833h4827v-3832" svg:viewBox="0 0 4828 7666">
          <text:p text:style-name="P2"><text:s text:c="31"/>Fetch Data(5)</text:p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line draw:style-name="gr13" draw:text-style-name="P7" draw:layer="layout" svg:x1="14.224cm" svg:y1="16.002cm" svg:x2="14.224cm" svg:y2="8.382cm">
          <text:p/>
        </draw:line>
        <draw:line draw:style-name="gr14" draw:text-style-name="P2" draw:layer="layout" svg:x1="14.986cm" svg:y1="5.588cm" svg:x2="19.812cm" svg:y2="5.588cm">
          <text:p text:style-name="P2"/>
          <text:p text:style-name="P2">Grant</text:p>
          <text:p text:style-name="P2">Access(2)</text:p>
          <text:p text:style-name="P2"/>
        </draw:line>
        <draw:frame draw:style-name="gr11" draw:text-style-name="P10" draw:layer="layout" svg:width="4.572cm" svg:height="1.673cm" svg:x="12.894cm" svg:y="13.313cm">
          <draw:text-box>
            <text:p>Put Results(6)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66ff66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3:15:30.853683075</meta:creation-date>
    <dc:date>2017-06-08T00:15:06.596038792</dc:date>
    <meta:editing-duration>PT5M33S</meta:editing-duration>
    <meta:editing-cycles>1</meta:editing-cycles>
    <meta:generator>LibreOffice/5.1.6.2$Linux_X86_64 LibreOffice_project/10m0$Build-2</meta:generator>
    <meta:document-statistic meta:object-count="48"/>
  </office:meta>
</office:document-meta>
</file>